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d19" officeooo:paragraph-rsid="0013dd19"/>
    </style:style>
    <style:style style:name="P2" style:family="paragraph" style:parent-style-name="Standard">
      <style:paragraph-properties fo:text-align="center" style:justify-single-word="false"/>
      <style:text-properties officeooo:rsid="0013dd19" officeooo:paragraph-rsid="0014a750"/>
    </style:style>
    <style:style style:name="P3" style:family="paragraph" style:parent-style-name="Standard">
      <style:paragraph-properties fo:text-align="start" style:justify-single-word="false"/>
      <style:text-properties officeooo:rsid="0013dd19" officeooo:paragraph-rsid="0013dd19"/>
    </style:style>
    <style:style style:name="P4" style:family="paragraph" style:parent-style-name="Standard">
      <style:paragraph-properties fo:text-align="start" style:justify-single-word="false"/>
      <style:text-properties officeooo:rsid="0013dd19" officeooo:paragraph-rsid="0014a750"/>
    </style:style>
    <style:style style:name="P5" style:family="paragraph" style:parent-style-name="Standard">
      <style:paragraph-properties fo:text-align="start" style:justify-single-word="false"/>
      <style:text-properties officeooo:paragraph-rsid="0013dd19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rsid="0013dd19" officeooo:paragraph-rsid="0013dd1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3dd19" officeooo:paragraph-rsid="0013dd1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13dd19" style:font-size-asian="12pt" style:font-size-complex="12pt"/>
    </style:style>
    <style:style style:name="T1" style:family="text">
      <style:text-properties officeooo:rsid="0013dd19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normal" officeooo:rsid="0013dd19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font-size="13.5pt" fo:letter-spacing="normal" fo:font-style="normal" fo:font-weight="normal"/>
    </style:style>
    <style:style style:name="T7" style:family="text">
      <style:text-properties fo:font-variant="normal" fo:text-transform="none" fo:color="#000000" fo:font-size="13.5pt" fo:letter-spacing="normal" fo:font-style="normal" fo:font-weight="normal" officeooo:rsid="0013dd19"/>
    </style:style>
    <style:style style:name="T8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font-size="13.5pt" fo:letter-spacing="normal" fo:font-style="normal" fo:font-weight="normal" officeooo:rsid="0013dd19"/>
    </style:style>
    <style:style style:name="T10" style:family="text">
      <style:text-properties fo:font-variant="normal" fo:text-transform="none" fo:color="#000000" style:font-name="Liberation Serif" fo:letter-spacing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3dd19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3dd19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fo:background-color="#ff4000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fo:background-color="#ff4000" loext:char-shading-value="0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fo:background-color="#81d41a" loext:char-shading-value="0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fo:background-color="#81d41a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background-color="#81d41a" loext:char-shading-value="0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13dd19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13dd19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tividade de Matemática </text:p>
      <text:p text:style-name="P6"/>
      <text:p text:style-name="P7">1-</text:p>
      <text:p text:style-name="P8"/>
      <text:p text:style-name="P8"><text:span text:style-name="T1">2-</text:span><text:span text:style-name="T5">V=20000.0,9.4=72000</text:span></text:p>
      <text:p text:style-name="P7"/>
      <text:p text:style-name="P5"><text:span text:style-name="T24">3-</text:span><text:span text:style-name="Strong_20_Emphasis"><text:span text:style-name="T13">IDENTIFICANDO<text:line-break/>y = TOTAL de produtos vendidos<text:line-break/>y = 25.000</text:span></text:span></text:p>
      <text:p text:style-name="P5"><text:span text:style-name="Strong_20_Emphasis"><text:span text:style-name="T14">x = QUANTIDADE de meses<text:line-break/>x = ???? (achar)</text:span></text:span></text:p>
      <text:p text:style-name="P7"><text:span text:style-name="T5">A + B = 25.000  (sendo B (vende TRIPLO de A))</text:span><text:line-break/><text:span text:style-name="T5">B = 3A</text:span></text:p>
      <text:p text:style-name="P3"><text:span text:style-name="Strong_20_Emphasis"><text:span text:style-name="T13">RESOLVENDO<text:line-break/></text:span></text:span><text:span text:style-name="T13">{ A + B = 25.000<text:line-break/>{ B = 3A</text:span></text:p>
      <text:p text:style-name="P3"><text:span text:style-name="T13">A +   B = 25.000 ( substitui o (B))</text:span><text:span text:style-name="T23"><text:line-break/></text:span><text:span text:style-name="T13">A + 3A = 25.000</text:span><text:span text:style-name="T23"><text:line-break/></text:span><text:span text:style-name="T13">4A = 25.000        (lembrando </text:span><text:span text:style-name="Strong_20_Emphasis"><text:span text:style-name="T13">que A = produto</text:span></text:span><text:span text:style-name="T20"> </text:span><text:span text:style-name="T13">e</text:span><text:span text:style-name="Strong_20_Emphasis"><text:span text:style-name="T20"> </text:span></text:span><text:span text:style-name="Strong_20_Emphasis"><text:span text:style-name="T13">produto = 10.5×)</text:span></text:span><text:span text:style-name="T23"><text:line-break/></text:span><text:span text:style-name="T13">4(10.5×) = 25.000        </text:span><text:span text:style-name="Strong_20_Emphasis"><text:span text:style-name="T13">(5× = y)</text:span></text:span><text:span text:style-name="T23"><text:line-break/></text:span><text:span text:style-name="T13">4(10.y)   = 25.000</text:span><text:span text:style-name="T23"><text:line-break/></text:span><text:span text:style-name="T13">4(10y) = 25.000</text:span><text:span text:style-name="T23"><text:line-break/></text:span><text:span text:style-name="T13">40y = 25.000 <text:s text:c="22"/></text:span><text:span text:style-name="T16">*fatora 625| 5</text:span><text:span text:style-name="T23"><text:line-break/></text:span><text:span text:style-name="T13">y = 25.000/4 <text:s text:c="30"/></text:span><text:span text:style-name="T16">125| 5</text:span><text:span text:style-name="T23"><text:line-break/></text:span><text:span text:style-name="T13">y = 625 <text:s text:c="40"/></text:span><text:span text:style-name="T16">25| 5</text:span><text:span text:style-name="T23"><text:line-break/> <text:s text:c="54"/></text:span><text:span text:style-name="T20"><text:s/></text:span><text:span text:style-name="T16">5| 51/ = 5⁴</text:span></text:p>
      <text:p text:style-name="P4"><text:span text:style-name="T13">y = 625<text:line-break/>y = 5⁴<text:line-break/><text:line-break/><text:line-break/><text:line-break/>5× = 5⁴   ( bases iguais)<text:line-break/><text:line-break/>x = 4<text:line-break/><text:line-break/>se<text:line-break/></text:span><text:span text:style-name="Strong_20_Emphasis"><text:span text:style-name="T13">x = 0   é JANEIRO<text:line-break/></text:span></text:span><text:span text:style-name="T13">X = 1  fevereiro<text:line-break/>x = 2 março<text:line-break/>x = 3 abril</text:span><text:span text:style-name="Strong_20_Emphasis"><text:span text:style-name="T13"><text:line-break/>x = </text:span></text:span></text:p>
      <text:p text:style-name="P2"><text:span text:style-name="Strong_20_Emphasis"><text:span text:style-name="T18">4 maio  ENTÃO foi em MAIO que (A) e (B) venderam 25.000 <text:line-break/>foram 4 meses</text:span></text:span></text:p>
      <text:p text:style-name="P1"><text:span text:style-name="Strong_20_Emphasis"><text:span text:style-name="T13"/></text:span></text:p>
      <text:p text:style-name="P3"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1:12:43.543556427</meta:creation-date>
    <dc:date>2020-12-10T11:24:16.243380000</dc:date>
    <meta:editing-duration>PT1M22S</meta:editing-duration>
    <meta:editing-cycles>1</meta:editing-cycles>
    <meta:document-statistic meta:table-count="0" meta:image-count="0" meta:object-count="0" meta:page-count="1" meta:paragraph-count="10" meta:word-count="160" meta:character-count="827" meta:non-whitespace-character-count="499"/>
    <meta:generator>LibreOffice/6.4.6.2$Linux_X86_64 LibreOffice_project/40$Build-2</meta:generator>
  </office:meta>
</office:document-meta>
</file>